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464607402311286621"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92376368622556443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443423371746328474"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251389489333626486"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02978843141513038"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85649097765908708"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346669356094089924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84719626950246952"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765069" text:continue-list="list346669356094089924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545009247912523710"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777912"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777237"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755432"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770846"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763931"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719410298609660295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034733658542826174"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625107384895805095"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785781"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650891108181652942"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67661651650542346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370122215785103117" text:style-name="L15">
        <text:list-item>
          <text:list>
            <text:list-header>
              <text:p text:style-name="P187">1.5 miles averaging about 9:40/mile and rest 1 min</text:p>
            </text:list-header>
          </text:list>
        </text:list-item>
      </text:list>
      <text:p text:style-name="P25">1 mile in 8:26 and rest 2 min</text:p>
      <text:list xml:id="list6501323499681777756"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353022159738149428"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69828"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002356128463693747"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321049609488435090"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28714891496482145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757693" text:continue-list="list8321049609488435090" text:style-name="L19">
        <text:list-item>
          <text:list>
            <text:list-header>
              <text:p text:style-name="P191">(Pace*HR)=1240</text:p>
            </text:list-header>
          </text:list>
        </text:list-item>
      </text:list>
      <text:list xml:id="list40758823" text:continue-list="list8002356128463693747" text:style-name="L18">
        <text:list-item>
          <text:list>
            <text:list-header>
              <text:p text:style-name="P190">2 miles at 10:46/mile Ave HR= 121 bpm and rest a few minutes</text:p>
            </text:list-header>
          </text:list>
        </text:list-item>
      </text:list>
      <text:list xml:id="list40770101" text:continue-list="list40757693"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785492"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114253561286902280"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32016254566205022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02013141901617454"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758229056420369078"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138507683964057121"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55623444296013356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754344"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757213"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91565786458528756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034231135435266988"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80556952343133225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431305952459788816"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254170744864272106"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084810151665625754" text:style-name="L32">
        <text:list-item>
          <text:list>
            <text:list-header>
              <text:p text:style-name="P201">0.25 miles in 2:54</text:p>
              <text:p text:style-name="P201">1 mile in 9:21 going faster as I ran and ending at around 8:30 pace</text:p>
            </text:list-header>
          </text:list>
        </text:list-item>
      </text:list>
      <text:list xml:id="list154447492867844610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697351973577919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9153991362076242712"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77377579530963888"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3778261130349919053"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76749382201809256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818348927431910144"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
      <text:p text:style-name="P25"/>
      <text:p text:style-name="P25"/>
      <text:p text:style-name="P25"><text:soft-page-break/>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128209046353085295"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5T20:51:19.95</dc:date>
    <dc:creator>James Lombardi</dc:creator>
    <meta:editing-duration>P34DT20H57M11S</meta:editing-duration>
    <meta:editing-cycles>2447</meta:editing-cycles>
    <meta:generator>OpenOffice/4.1.2$Win32 OpenOffice.org_project/412m3$Build-9782</meta:generator>
    <meta:document-statistic meta:table-count="0" meta:image-count="9" meta:object-count="0" meta:page-count="242" meta:paragraph-count="7111" meta:word-count="76466" meta:character-count="391392"/>
  </office:meta>
</office:document-meta>
</file>